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rsid="001782fb" officeooo:paragraph-rsid="001782fb" style:font-weight-asian="normal" style:font-weight-complex="normal"/>
    </style:style>
    <style:style style:name="P2" style:family="paragraph" style:parent-style-name="Text_20_body">
      <style:paragraph-properties fo:margin-top="0in" fo:margin-bottom="0.1665in" loext:contextual-spacing="false" fo:orphans="2" fo:widows="2"/>
      <style:text-properties fo:font-variant="normal" fo:text-transform="none" fo:color="#24292e" style:font-name="apple-system" fo:font-size="16pt" fo:letter-spacing="normal" fo:font-style="normal" fo:font-weight="normal" officeooo:rsid="001e3316" officeooo:paragraph-rsid="001e3316" style:font-size-asian="16pt" style:font-weight-asian="normal" style:font-size-complex="16pt" style:font-weight-complex="normal"/>
    </style:style>
    <style:style style:name="P3" style:family="paragraph" style:parent-style-name="Text_20_body">
      <style:paragraph-properties fo:margin-top="0in" fo:margin-bottom="0.1665in" loext:contextual-spacing="false" fo:orphans="2" fo:widows="2"/>
      <style:text-properties fo:font-variant="normal" fo:text-transform="none" fo:color="#24292e" style:font-name="Ubuntu" fo:font-size="16pt" fo:letter-spacing="normal" fo:font-style="normal" fo:font-weight="normal" officeooo:rsid="001df8d9" officeooo:paragraph-rsid="001df8d9" style:font-size-asian="16pt" style:font-weight-asian="normal" style:font-size-complex="16pt" style:font-weight-complex="normal"/>
    </style:style>
    <style:style style:name="P4" style:family="paragraph" style:parent-style-name="Text_20_body">
      <style:paragraph-properties fo:margin-top="0in" fo:margin-bottom="0.1665in" loext:contextual-spacing="false" fo:orphans="2" fo:widows="2"/>
      <style:text-properties fo:font-variant="normal" fo:text-transform="none" fo:color="#24292e" style:font-name="Ubuntu" fo:font-size="16pt" fo:letter-spacing="normal" fo:font-style="normal" fo:font-weight="normal" officeooo:rsid="001e3316" officeooo:paragraph-rsid="001e3316" style:font-size-asian="16pt" style:font-weight-asian="normal" style:font-size-complex="16pt" style:font-weight-complex="normal"/>
    </style:style>
    <style:style style:name="P5"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normal" officeooo:rsid="0015849e" officeooo:paragraph-rsid="0015849e" style:font-weight-asian="normal" style:font-weight-complex="normal"/>
    </style:style>
    <style:style style:name="P6"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normal" officeooo:rsid="001782fb" officeooo:paragraph-rsid="001782fb" style:font-weight-asian="normal" style:font-weight-complex="normal"/>
    </style:style>
    <style:style style:name="P7"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normal" officeooo:rsid="001c1449" officeooo:paragraph-rsid="001c1449" style:font-weight-asian="normal" style:font-weight-complex="normal"/>
    </style:style>
    <style:style style:name="P8"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normal" officeooo:rsid="001df8d9" officeooo:paragraph-rsid="001df8d9" style:font-weight-asian="normal" style:font-weight-complex="normal"/>
    </style:style>
    <style:style style:name="P9"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normal" officeooo:rsid="002ab233" officeooo:paragraph-rsid="002ab233" style:font-weight-asian="normal" style:font-weight-complex="normal"/>
    </style:style>
    <style:style style:name="P10"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normal" officeooo:rsid="001df8d9" officeooo:paragraph-rsid="001df8d9" style:font-size-asian="10.5pt" style:font-weight-asian="normal" style:font-size-complex="12pt" style:font-weight-complex="normal"/>
    </style:style>
    <style:style style:name="P11"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normal" officeooo:paragraph-rsid="0024cce9"/>
    </style:style>
    <style:style style:name="P12"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bold" officeooo:rsid="0015849e" officeooo:paragraph-rsid="0015849e" style:font-weight-asian="bold" style:font-weight-complex="bold"/>
    </style:style>
    <style:style style:name="P13"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bold" officeooo:rsid="002ab233" officeooo:paragraph-rsid="002ab233" style:font-weight-asian="bold" style:font-weight-complex="bold"/>
    </style:style>
    <style:style style:name="P14"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bold" officeooo:rsid="001e3ffb" officeooo:paragraph-rsid="001e3ffb" style:font-weight-asian="bold" style:font-weight-complex="bold"/>
    </style:style>
    <style:style style:name="P15"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bold" officeooo:rsid="002dedb8" officeooo:paragraph-rsid="002dedb8" style:font-weight-asian="bold" style:font-weight-complex="bold"/>
    </style:style>
    <style:style style:name="P16"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bold" officeooo:rsid="001df8d9" officeooo:paragraph-rsid="001df8d9" style:font-size-asian="10.5pt" style:font-weight-asian="bold" style:font-size-complex="12pt" style:font-weight-complex="bold"/>
    </style:style>
    <style:style style:name="P17"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bold" officeooo:rsid="002dedb8" officeooo:paragraph-rsid="002dedb8" style:font-size-asian="12pt" style:font-weight-asian="bold" style:font-size-complex="12pt" style:font-weight-complex="bold"/>
    </style:style>
    <style:style style:name="P18"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italic" style:text-underline-style="solid" style:text-underline-width="auto" style:text-underline-color="font-color" fo:font-weight="normal" officeooo:rsid="001e3316" officeooo:paragraph-rsid="001e3316" style:font-size-asian="12pt" style:font-style-asian="italic" style:font-weight-asian="normal" style:font-size-complex="12pt" style:font-style-complex="italic" style:font-weight-complex="normal"/>
    </style:style>
    <style:style style:name="P19"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italic" style:text-underline-style="solid" style:text-underline-width="auto" style:text-underline-color="font-color" fo:font-weight="normal" officeooo:rsid="001e3ffb" officeooo:paragraph-rsid="001e3ffb" style:font-size-asian="12pt" style:font-style-asian="italic" style:font-weight-asian="normal" style:font-size-complex="12pt" style:font-style-complex="italic" style:font-weight-complex="normal"/>
    </style:style>
    <style:style style:name="P20" style:family="paragraph" style:parent-style-name="Text_20_body">
      <style:paragraph-properties fo:margin-top="0in" fo:margin-bottom="0.1665in" loext:contextual-spacing="false" fo:orphans="2" fo:widows="2"/>
      <style:text-properties fo:font-variant="normal" fo:text-transform="none" fo:color="#1a1a1a" style:font-name="Ubuntu" fo:font-size="12pt" fo:letter-spacing="normal" fo:font-style="normal" fo:font-weight="bold" officeooo:paragraph-rsid="001e3ffb"/>
    </style:style>
    <style:style style:name="P21" style:family="paragraph" style:parent-style-name="Text_20_body">
      <style:paragraph-properties fo:margin-top="0in" fo:margin-bottom="0.1665in" loext:contextual-spacing="false" fo:orphans="2" fo:widows="2"/>
      <style:text-properties fo:font-variant="normal" fo:text-transform="none" fo:color="#1a1a1a" style:font-name="Ubuntu" fo:font-size="11.25pt" fo:letter-spacing="normal" fo:font-style="normal" fo:font-weight="normal" officeooo:rsid="001df8d9" officeooo:paragraph-rsid="001e3ffb" style:font-weight-asian="bold" style:font-weight-complex="bold"/>
    </style:style>
    <style:style style:name="P22" style:family="paragraph" style:parent-style-name="Text_20_body">
      <style:paragraph-properties fo:margin-top="0in" fo:margin-bottom="0.1665in" loext:contextual-spacing="false" fo:orphans="2" fo:widows="2"/>
      <style:text-properties fo:font-variant="normal" fo:text-transform="none" fo:color="#1a1a1a" style:font-name="Ubuntu" fo:font-size="11.25pt" fo:letter-spacing="normal" fo:font-style="normal" fo:font-weight="normal" officeooo:rsid="00235612" officeooo:paragraph-rsid="001fea69" style:font-weight-asian="bold" style:font-weight-complex="bold"/>
    </style:style>
    <style:style style:name="P23" style:family="paragraph" style:parent-style-name="Text_20_body">
      <style:paragraph-properties fo:margin-top="0in" fo:margin-bottom="0.1665in" loext:contextual-spacing="false" fo:orphans="2" fo:widows="2"/>
      <style:text-properties fo:font-variant="normal" fo:text-transform="none" fo:color="#1a1a1a" style:font-name="Ubuntu" fo:font-size="11.25pt" fo:letter-spacing="normal" fo:font-style="normal" fo:font-weight="normal" officeooo:rsid="001fea69" officeooo:paragraph-rsid="001fea69"/>
    </style:style>
    <style:style style:name="P24" style:family="paragraph" style:parent-style-name="Table_20_Contents">
      <style:text-properties style:font-name="Ubuntu" fo:font-size="12pt" fo:font-weight="bold" officeooo:rsid="0015849e" officeooo:paragraph-rsid="0015849e" style:font-weight-asian="bold" style:font-weight-complex="bold"/>
    </style:style>
    <style:style style:name="P25" style:family="paragraph" style:parent-style-name="Table_20_Contents">
      <style:text-properties style:font-name="Ubuntu" fo:font-size="12pt" fo:font-weight="bold" officeooo:rsid="0019052c" officeooo:paragraph-rsid="0019052c" style:font-size-asian="10.5pt" style:font-weight-asian="bold" style:font-size-complex="12pt" style:font-weight-complex="bold"/>
    </style:style>
    <style:style style:name="P26" style:family="paragraph" style:parent-style-name="Table_20_Contents">
      <style:text-properties style:font-name="Ubuntu" fo:font-size="12pt" officeooo:rsid="0015849e" officeooo:paragraph-rsid="0015849e"/>
    </style:style>
    <style:style style:name="P27" style:family="paragraph" style:parent-style-name="Table_20_Contents">
      <style:text-properties style:font-name="Ubuntu" fo:font-size="12pt" officeooo:rsid="001782fb" officeooo:paragraph-rsid="001782fb"/>
    </style:style>
    <style:style style:name="P28" style:family="paragraph" style:parent-style-name="Table_20_Contents">
      <style:text-properties style:font-name="Ubuntu" fo:font-size="12pt" officeooo:rsid="0019052c" officeooo:paragraph-rsid="0019052c" style:font-size-asian="10.5pt" style:font-size-complex="12pt"/>
    </style:style>
    <style:style style:name="P29" style:family="paragraph" style:parent-style-name="Table_20_Contents">
      <style:text-properties style:font-name="Ubuntu" fo:font-size="12pt" officeooo:rsid="0019737a" officeooo:paragraph-rsid="0019737a" style:font-size-asian="10.5pt" style:font-size-complex="12pt"/>
    </style:style>
    <style:style style:name="P30" style:family="paragraph" style:parent-style-name="Table_20_Contents">
      <style:text-properties style:font-name="Ubuntu" fo:font-size="12pt" officeooo:rsid="001c1449" officeooo:paragraph-rsid="001c1449" style:font-size-asian="10.5pt" style:font-size-complex="12pt"/>
    </style:style>
    <style:style style:name="P31" style:family="paragraph" style:parent-style-name="Table_20_Contents">
      <style:text-properties style:font-name="Ubuntu" fo:font-size="12pt" officeooo:rsid="001df8d9" officeooo:paragraph-rsid="001df8d9" style:font-size-asian="10.5pt" style:font-size-complex="12pt"/>
    </style:style>
    <style:style style:name="P32" style:family="paragraph" style:parent-style-name="Table_20_Contents">
      <style:text-properties style:font-name="Ubuntu" fo:font-size="12pt" officeooo:rsid="001e3316" officeooo:paragraph-rsid="001e3316" style:font-size-asian="10.5pt" style:font-size-complex="12pt"/>
    </style:style>
    <style:style style:name="P33" style:family="paragraph" style:parent-style-name="Table_20_Contents">
      <style:text-properties fo:font-variant="normal" fo:text-transform="none" fo:color="#24292e" style:font-name="Ubuntu" fo:font-size="12pt" fo:letter-spacing="normal" fo:font-style="normal" fo:font-weight="normal"/>
    </style:style>
    <style:style style:name="P34" style:family="paragraph" style:parent-style-name="Table_20_Contents">
      <style:text-properties fo:font-variant="normal" fo:text-transform="none" fo:color="#24292e" style:font-name="Ubuntu" fo:font-size="12pt" fo:letter-spacing="normal" fo:font-style="normal" fo:font-weight="normal" officeooo:paragraph-rsid="0015849e"/>
    </style:style>
    <style:style style:name="P35" style:family="paragraph" style:parent-style-name="Table_20_Contents">
      <style:text-properties fo:font-variant="normal" fo:text-transform="none" fo:color="#24292e" style:font-name="Ubuntu" fo:font-size="12pt" fo:letter-spacing="normal" fo:font-style="normal" fo:font-weight="normal" style:font-size-asian="10.5pt" style:font-size-complex="12pt"/>
    </style:style>
    <style:style style:name="P36" style:family="paragraph" style:parent-style-name="Text_20_body" style:list-style-name="L1">
      <style:paragraph-properties fo:margin-top="0in" fo:margin-bottom="0.1665in" loext:contextual-spacing="false" fo:orphans="2" fo:widows="2"/>
      <style:text-properties fo:font-variant="normal" fo:text-transform="none" fo:color="#24292e" style:font-name="apple-system" fo:font-size="20pt" fo:letter-spacing="normal" fo:font-style="normal" fo:font-weight="bold" officeooo:paragraph-rsid="00156f3d" style:font-weight-asian="bold" style:font-weight-complex="bold"/>
    </style:style>
    <style:style style:name="P37" style:family="paragraph" style:parent-style-name="Text_20_body" style:list-style-name="L2">
      <style:paragraph-properties fo:margin-top="0in" fo:margin-bottom="0.1665in" loext:contextual-spacing="false" fo:orphans="2" fo:widows="2"/>
      <style:text-properties fo:font-variant="normal" fo:text-transform="none" fo:color="#24292e" style:font-name="Ubuntu" fo:font-size="16pt" fo:letter-spacing="normal" fo:font-style="normal" fo:font-weight="bold" officeooo:paragraph-rsid="0015849e" style:font-size-asian="16pt" style:font-weight-asian="bold" style:font-size-complex="16pt" style:font-weight-complex="bold"/>
    </style:style>
    <style:style style:name="P38" style:family="paragraph" style:parent-style-name="Text_20_body" style:list-style-name="L1">
      <style:paragraph-properties fo:margin-top="0in" fo:margin-bottom="0.1665in" loext:contextual-spacing="false" fo:orphans="2" fo:widows="2"/>
      <style:text-properties fo:font-variant="normal" fo:text-transform="none" fo:color="#24292e" style:font-name="Ubuntu" fo:font-size="16pt" fo:letter-spacing="normal" fo:font-style="normal" fo:font-weight="bold" style:font-size-asian="16pt" style:font-weight-asian="bold" style:font-size-complex="16pt" style:font-weight-complex="bold"/>
    </style:style>
    <style:style style:name="P39" style:family="paragraph" style:parent-style-name="Text_20_body" style:list-style-name="L3">
      <style:paragraph-properties fo:margin-top="0in" fo:margin-bottom="0.1665in" loext:contextual-spacing="false" fo:orphans="2" fo:widows="2"/>
      <style:text-properties fo:font-variant="normal" fo:text-transform="none" fo:color="#24292e" style:font-name="Ubuntu" fo:font-size="16pt" fo:letter-spacing="normal" fo:font-style="normal" fo:font-weight="bold" style:font-size-asian="16pt" style:font-weight-asian="bold" style:font-size-complex="16pt" style:font-weight-complex="bold"/>
    </style:style>
    <style:style style:name="P40" style:family="paragraph" style:parent-style-name="Text_20_body" style:list-style-name="L4">
      <style:paragraph-properties fo:margin-top="0in" fo:margin-bottom="0.1665in" loext:contextual-spacing="false" fo:orphans="2" fo:widows="2"/>
      <style:text-properties fo:font-variant="normal" fo:text-transform="none" fo:color="#24292e" style:font-name="Ubuntu" fo:font-size="16pt" fo:letter-spacing="normal" fo:font-style="normal" fo:font-weight="bold" style:font-size-asian="16pt" style:font-weight-asian="bold" style:font-size-complex="16pt" style:font-weight-complex="bold"/>
    </style:style>
    <style:style style:name="P41" style:family="paragraph" style:parent-style-name="Text_20_body" style:list-style-name="L4">
      <style:paragraph-properties fo:margin-top="0in" fo:margin-bottom="0.1665in" loext:contextual-spacing="false" fo:orphans="2" fo:widows="2"/>
      <style:text-properties fo:font-variant="normal" fo:text-transform="none" fo:color="#24292e" style:font-name="Ubuntu" fo:font-size="16pt" fo:letter-spacing="normal" fo:font-style="normal" fo:font-weight="bold" officeooo:rsid="001782fb" officeooo:paragraph-rsid="001782fb" style:font-size-asian="16pt" style:font-weight-asian="bold" style:font-size-complex="16pt" style:font-weight-complex="bold"/>
    </style:style>
    <style:style style:name="P42" style:family="paragraph" style:parent-style-name="Text_20_body" style:list-style-name="L6">
      <style:paragraph-properties fo:margin-top="0in" fo:margin-bottom="0.1665in" loext:contextual-spacing="false" fo:orphans="2" fo:widows="2"/>
      <style:text-properties fo:font-variant="normal" fo:text-transform="none" fo:color="#24292e" style:font-name="Ubuntu" fo:font-size="16pt" fo:letter-spacing="normal" fo:font-style="normal" fo:font-weight="bold" officeooo:rsid="00235612" officeooo:paragraph-rsid="001fea69" style:font-size-asian="16pt" style:font-weight-asian="bold" style:font-size-complex="16pt" style:font-weight-complex="bold"/>
    </style:style>
    <style:style style:name="P43" style:family="paragraph" style:parent-style-name="Text_20_body" style:list-style-name="L7">
      <style:paragraph-properties fo:margin-top="0in" fo:margin-bottom="0.1665in" loext:contextual-spacing="false" fo:orphans="2" fo:widows="2"/>
      <style:text-properties fo:font-variant="normal" fo:text-transform="none" fo:color="#24292e" style:font-name="Ubuntu" fo:font-size="16pt" fo:letter-spacing="normal" fo:font-style="normal" fo:font-weight="bold" officeooo:rsid="0024cce9" officeooo:paragraph-rsid="0024cce9" style:font-size-asian="16pt" style:font-weight-asian="bold" style:font-size-complex="16pt" style:font-weight-complex="bold"/>
    </style:style>
    <style:style style:name="P44" style:family="paragraph" style:parent-style-name="Text_20_body" style:list-style-name="L4">
      <style:paragraph-properties fo:margin-top="0in" fo:margin-bottom="0.1665in" loext:contextual-spacing="false" fo:orphans="2" fo:widows="2"/>
      <style:text-properties fo:font-variant="normal" fo:text-transform="none" fo:color="#24292e" style:font-name="Ubuntu" fo:font-size="12pt" fo:letter-spacing="normal" fo:font-style="normal" fo:font-weight="normal" style:font-size-asian="10.5pt" style:font-weight-asian="normal" style:font-size-complex="12pt" style:font-weight-complex="normal"/>
    </style:style>
    <style:style style:name="P45"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normal" officeooo:rsid="0024cce9" officeooo:paragraph-rsid="0024cce9" style:font-weight-asian="bold" style:font-weight-complex="bold"/>
    </style:style>
    <style:style style:name="P46"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normal" officeooo:rsid="002dedb8" officeooo:paragraph-rsid="002dedb8" style:font-weight-asian="bold" style:font-weight-complex="bold"/>
    </style:style>
    <style:style style:name="P47"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normal" officeooo:rsid="00295ce7" officeooo:paragraph-rsid="00295ce7" style:font-weight-asian="normal" style:font-weight-complex="normal"/>
    </style:style>
    <style:style style:name="P48"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bold" officeooo:rsid="0024cce9" officeooo:paragraph-rsid="0024cce9" style:font-weight-asian="bold" style:font-weight-complex="bold"/>
    </style:style>
    <style:style style:name="P49" style:family="paragraph" style:parent-style-name="Text_20_body">
      <style:paragraph-properties fo:margin-top="0in" fo:margin-bottom="0.1665in" loext:contextual-spacing="false" fo:orphans="2" fo:widows="2"/>
      <style:text-properties fo:font-variant="normal" fo:text-transform="none" fo:color="#24292e" style:font-name="Ubuntu" fo:font-size="12pt" fo:letter-spacing="normal" fo:font-style="normal" fo:font-weight="bold" officeooo:rsid="002dedb8" officeooo:paragraph-rsid="002dedb8" style:font-weight-asian="bold" style:font-weight-complex="bold"/>
    </style:style>
    <style:style style:name="P50" style:family="paragraph" style:parent-style-name="Text_20_body" style:list-style-name="L4">
      <style:paragraph-properties fo:margin-top="0in" fo:margin-bottom="0.1665in" loext:contextual-spacing="false" fo:orphans="2" fo:widows="2"/>
      <style:text-properties style:font-name="Ubuntu"/>
    </style:style>
    <style:style style:name="P51" style:family="paragraph" style:parent-style-name="Text_20_body" style:list-style-name="L5">
      <style:paragraph-properties fo:margin-top="0in" fo:margin-bottom="0.1665in" loext:contextual-spacing="false" fo:orphans="2" fo:widows="2"/>
      <style:text-properties style:font-name="Ubuntu" officeooo:paragraph-rsid="001e3ffb"/>
    </style:style>
    <style:style style:name="P52" style:family="paragraph" style:parent-style-name="Text_20_body" style:list-style-name="L8">
      <style:paragraph-properties fo:margin-top="0in" fo:margin-bottom="0.1665in" loext:contextual-spacing="false" fo:orphans="2" fo:widows="2"/>
      <style:text-properties style:font-name="Ubuntu" officeooo:paragraph-rsid="001e3ffb"/>
    </style:style>
    <style:style style:name="T1" style:family="text">
      <style:text-properties officeooo:rsid="0015849e"/>
    </style:style>
    <style:style style:name="T2" style:family="text">
      <style:text-properties fo:font-variant="normal" fo:text-transform="none" fo:color="#24292e" fo:font-size="16pt" fo:letter-spacing="normal" fo:font-style="normal" fo:font-weight="bold" style:font-size-asian="16pt" style:font-weight-asian="bold" style:font-size-complex="16pt" style:font-weight-complex="bold"/>
    </style:style>
    <style:style style:name="T3" style:family="text">
      <style:text-properties fo:font-variant="normal" fo:text-transform="none" fo:color="#24292e" fo:font-size="16pt" fo:letter-spacing="normal" fo:font-style="normal" fo:font-weight="bold" officeooo:rsid="001df8d9" style:font-size-asian="16pt" style:font-weight-asian="bold" style:font-size-complex="16pt" style:font-weight-complex="bold"/>
    </style:style>
    <style:style style:name="T4" style:family="text">
      <style:text-properties fo:font-variant="normal" fo:text-transform="none" fo:color="#24292e" fo:font-size="16pt" fo:letter-spacing="normal" fo:font-style="normal" fo:font-weight="bold" officeooo:rsid="001e3ffb" style:font-size-asian="16pt" style:font-weight-asian="bold" style:font-size-complex="16pt" style:font-weight-complex="bold"/>
    </style:style>
    <style:style style:name="T5" style:family="text">
      <style:text-properties fo:font-variant="normal" fo:text-transform="none" fo:color="#24292e" fo:font-size="16pt" fo:letter-spacing="normal" fo:font-style="normal" fo:font-weight="bold" officeooo:rsid="002220a7" style:font-size-asian="16pt" style:font-weight-asian="bold" style:font-size-complex="16pt" style:font-weight-complex="bold"/>
    </style:style>
    <style:style style:name="T6" style:family="text">
      <style:text-properties fo:font-weight="bold" style:font-weight-asian="bold" style:font-weight-complex="bold"/>
    </style:style>
    <style:style style:name="T7" style:family="text">
      <style:text-properties officeooo:rsid="001782fb"/>
    </style:style>
    <style:style style:name="T8" style:family="text">
      <style:text-properties officeooo:rsid="0019052c"/>
    </style:style>
    <style:style style:name="T9"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10" style:family="text">
      <style:text-properties fo:font-size="12pt" fo:font-style="italic" style:text-underline-style="solid" style:text-underline-width="auto" style:text-underline-color="font-color" officeooo:rsid="001e28d7" style:font-size-asian="12pt" style:font-style-asian="italic" style:font-size-complex="12pt" style:font-style-complex="italic"/>
    </style:style>
    <style:style style:name="T11" style:family="text">
      <style:text-properties fo:font-size="12pt" fo:font-style="italic" style:text-underline-style="solid" style:text-underline-width="auto" style:text-underline-color="font-color" officeooo:rsid="001e3ffb" style:font-size-asian="12pt" style:font-style-asian="italic" style:font-size-complex="12pt" style:font-style-complex="italic"/>
    </style:style>
    <style:style style:name="T12" style:family="text">
      <style:text-properties officeooo:rsid="001e3ffb"/>
    </style:style>
    <style:style style:name="T13" style:family="text">
      <style:text-properties style:font-weight-asian="bold" style:font-weight-complex="bold"/>
    </style:style>
    <style:style style:name="T14" style:family="text">
      <style:text-properties officeooo:rsid="001df8d9" style:font-weight-asian="bold" style:font-weight-complex="bold"/>
    </style:style>
    <style:style style:name="T15" style:family="text">
      <style:text-properties officeooo:rsid="00235612" style:font-weight-asian="bold" style:font-weight-complex="bold"/>
    </style:style>
    <style:style style:name="T16" style:family="text">
      <style:text-properties officeooo:rsid="0024cce9" style:font-weight-asian="bold" style:font-weight-complex="bold"/>
    </style:style>
    <style:style style:name="T17" style:family="text">
      <style:text-properties fo:font-size="11.25pt" fo:font-weight="normal" officeooo:rsid="001fea69" style:font-weight-asian="bold" style:font-weight-complex="bold"/>
    </style:style>
    <style:style style:name="T18" style:family="text">
      <style:text-properties fo:font-size="11.25pt" fo:font-weight="normal" officeooo:rsid="001df8d9" style:font-weight-asian="bold" style:font-weight-complex="bold"/>
    </style:style>
    <style:style style:name="T19" style:family="text">
      <style:text-properties style:font-name="Ubuntu"/>
    </style:style>
    <style:style style:name="T20" style:family="text">
      <style:text-properties style:font-name="Ubuntu" fo:font-size="12pt" fo:font-style="italic" style:text-underline-style="solid" style:text-underline-width="auto" style:text-underline-color="font-color" style:font-size-asian="12pt" style:font-style-asian="italic" style:font-size-complex="12pt" style:font-style-complex="italic"/>
    </style:style>
    <style:style style:name="T21" style:family="text">
      <style:text-properties style:font-name="Ubuntu" officeooo:rsid="00156f3d" style:font-size-asian="20pt" style:font-size-complex="20pt"/>
    </style:style>
    <style:style style:name="T22" style:family="text">
      <style:text-properties officeooo:rsid="0021db59"/>
    </style:style>
    <style:style style:name="T23" style:family="text">
      <style:text-properties officeooo:rsid="0024cce9"/>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24cce9" style:font-weight-asian="bold" style:font-weight-complex="bold"/>
    </style:style>
    <style:style style:name="T26" style:family="text">
      <style:text-properties officeooo:rsid="002ef8e0"/>
    </style:style>
    <style:style style:name="T27" style:family="text">
      <style:text-properties officeooo:rsid="002f439b"/>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24880970" text:style-name="L1">
        <text:list-header>
          <text:p text:style-name="P36"><text:span text:style-name="T21">HW4 – W251 - </text:span><text:a xlink:type="simple" xlink:href="mailto:abhisha@berkeley.edu" text:style-name="Internet_20_link" text:visited-style-name="Visited_20_Internet_20_Link"><text:span text:style-name="T21">abhisha@berkeley.edu</text:span></text:a></text:p>
        </text:list-header>
      </text:list>
      <text:list xml:id="list904676578" text:style-name="L2">
        <text:list-item>
          <text:p text:style-name="P37">What was the average inference time for model and image combination? What where the returned classes their score?</text:p>
        </text:list-item>
      </text:list>
      <text:p text:style-name="P5">For example, in the case of efficientnet-L_quant.tflite, we see the following results.</text:p>
      <text:p text:style-name="P5">(tflite) root@nvidia-desktop:/data/w251/v2/week04/hwPart2/tflite# python3 classify_image.py --model models/efficientnet-L_quant.tflite <text:s/>--labels models/imagenet_labels.txt <text:s text:c="2"/>--input /data/w251/w251_hw4/<text:span text:style-name="T6">hen.jpg</text:span> -k 5</text:p>
      <text:p text:style-name="P5">----INFERENCE TIME----</text:p>
      <text:p text:style-name="P5">Note: The first inference may be slow because it includes loading the model.</text:p>
      <text:p text:style-name="P5">1633.2ms</text:p>
      <text:p text:style-name="P5">1592.3ms</text:p>
      <text:p text:style-name="P5">1592.8ms</text:p>
      <text:p text:style-name="P5">1626.8ms</text:p>
      <text:p text:style-name="P5">1612.6ms</text:p>
      <text:p text:style-name="P5">-------RESULTS--------</text:p>
      <text:p text:style-name="P12">9 <text:s/>hen: 0.80469</text:p>
      <text:p text:style-name="P5">8 <text:s/>cock: 0.02734</text:p>
      <text:p text:style-name="P5">87 <text:s/>partridge: 0.00781</text:p>
      <text:p text:style-name="P5">332 <text:s/>hare: 0.00000</text:p>
      <text:p text:style-name="P5">336 <text:s/>fox squirrel, eastern fox squirrel, Sciurus niger: 0.00000</text:p>
      <text:p text:style-name="P5">(tflite) root@nvidia-desktop:/data/w251/v2/week04/hwPart2/tflite# python3 classify_image.py --model models/efficientnet-L_quant.tflite <text:s/>--labels models/imagenet_labels.txt <text:s text:c="2"/>--input /data/w251/w251_hw4/<text:span text:style-name="T6">shark.jpg </text:span>-k 5</text:p>
      <text:p text:style-name="P5">----INFERENCE TIME----</text:p>
      <text:p text:style-name="P5">Note: The first inference may be slow because it includes loading the model.</text:p>
      <text:p text:style-name="P5">1591.7ms</text:p>
      <text:p text:style-name="P5"><text:soft-page-break/>1562.0ms</text:p>
      <text:p text:style-name="P5">1575.2ms</text:p>
      <text:p text:style-name="P5">1567.3ms</text:p>
      <text:p text:style-name="P5">1573.0ms</text:p>
      <text:p text:style-name="P5">-------RESULTS--------</text:p>
      <text:p text:style-name="P12">3 <text:s/>great white shark, white shark, man-eater, man-eating shark, Carcharodon carcharias: 0.47266</text:p>
      <text:p text:style-name="P12">4 <text:s/>tiger shark, Galeocerdo cuvieri: 0.37109</text:p>
      <text:p text:style-name="P5">5 <text:s/>hammerhead, hammerhead shark: 0.01562</text:p>
      <text:p text:style-name="P5">644 <text:s/>mask: 0.00781</text:p>
      <text:p text:style-name="P5">720 <text:s/>piggy bank, penny bank: 0.00391</text:p>
      <text:p text:style-name="P5">(tflite) root@nvidia-desktop:/data/w251/v2/week04/hwPart2/tflite# python3 classify_image.py --model models/efficientnet-L_quant.tflite <text:s/>--labels models/imagenet_labels.txt <text:s text:c="2"/>--input /data/w251/w251_hw4/<text:span text:style-name="T6">robin.jpg </text:span>-k 5</text:p>
      <text:p text:style-name="P5">----INFERENCE TIME----</text:p>
      <text:p text:style-name="P5">Note: The first inference may be slow because it includes loading the model.</text:p>
      <text:p text:style-name="P5">1597.9ms</text:p>
      <text:p text:style-name="P5">1575.3ms</text:p>
      <text:p text:style-name="P5">1566.7ms</text:p>
      <text:p text:style-name="P5">1566.1ms</text:p>
      <text:p text:style-name="P5">1568.3ms</text:p>
      <text:p text:style-name="P5">-------RESULTS--------</text:p>
      <text:p text:style-name="P12">16 <text:s/>robin, American robin, Turdus migratorius: 0.87891</text:p>
      <text:p text:style-name="P5">21 <text:s/>water ouzel, dipper: 0.00391</text:p>
      <text:p text:style-name="P5">913 <text:s/>worm fence, snake fence, snake-rail fence, Virginia fence: 0.00391</text:p>
      <text:p text:style-name="P5">342 <text:s/>hog, pig, grunter, squealer, Sus scrofa: 0.00000</text:p>
      <text:p text:style-name="P5"><text:soft-page-break/>333 <text:s/>Angora, Angora rabbit: 0.00000</text:p>
      <text:p text:style-name="P5">We notice the time spent on average for this model was around 1.5 seconds per epoch.</text:p>
      <text:p text:style-name="P5">Similarly, the other models are summarized in the table below</text:p>
      <table:table table:name="Table1" table:style-name="Table1">
        <table:table-column table:style-name="Table1.A" table:number-columns-repeated="3"/>
        <table:table-row>
          <table:table-cell table:style-name="Table1.A1" office:value-type="string">
            <text:p text:style-name="P24">Model <text:span text:style-name="T7">N</text:span>ame</text:p>
          </table:table-cell>
          <table:table-cell table:style-name="Table1.A1" office:value-type="string">
            <text:p text:style-name="P24">Time per Epoch in Seconds</text:p>
          </table:table-cell>
          <table:table-cell table:style-name="Table1.C1" office:value-type="string">
            <text:p text:style-name="P24">Classes incorrectly Classified</text:p>
          </table:table-cell>
        </table:table-row>
        <table:table-row>
          <table:table-cell table:style-name="Table1.A2" office:value-type="string">
            <text:p text:style-name="P5">efficientnet-L_quant.tflite</text:p>
          </table:table-cell>
          <table:table-cell table:style-name="Table1.A2" office:value-type="string">
            <text:p text:style-name="P26">1.5</text:p>
          </table:table-cell>
          <table:table-cell table:style-name="Table1.C2" office:value-type="string">
            <text:p text:style-name="P26">None</text:p>
          </table:table-cell>
        </table:table-row>
        <table:table-row>
          <table:table-cell table:style-name="Table1.A2" office:value-type="string">
            <text:p text:style-name="P33">efficientnet-M_quant.tflite</text:p>
          </table:table-cell>
          <table:table-cell table:style-name="Table1.A2" office:value-type="string">
            <text:p text:style-name="P26">0.6</text:p>
          </table:table-cell>
          <table:table-cell table:style-name="Table1.C2" office:value-type="string">
            <text:p text:style-name="P26">None</text:p>
          </table:table-cell>
        </table:table-row>
        <table:table-row>
          <table:table-cell table:style-name="Table1.A2" office:value-type="string">
            <text:p text:style-name="P34">efficientnet-<text:span text:style-name="T1">S</text:span>_quant.tflite</text:p>
          </table:table-cell>
          <table:table-cell table:style-name="Table1.A2" office:value-type="string">
            <text:p text:style-name="P26">0.4</text:p>
          </table:table-cell>
          <table:table-cell table:style-name="Table1.C2" office:value-type="string">
            <text:p text:style-name="P26">None</text:p>
          </table:table-cell>
        </table:table-row>
        <table:table-row>
          <table:table-cell table:style-name="Table1.A2" office:value-type="string">
            <text:p text:style-name="P33">inception_v4_299_quant.tflite</text:p>
          </table:table-cell>
          <table:table-cell table:style-name="Table1.A2" office:value-type="string">
            <text:p text:style-name="P27">1.85</text:p>
          </table:table-cell>
          <table:table-cell table:style-name="Table1.C2" office:value-type="string">
            <text:p text:style-name="P27">None</text:p>
          </table:table-cell>
        </table:table-row>
        <table:table-row>
          <table:table-cell table:style-name="Table1.A2" office:value-type="string">
            <text:p text:style-name="P33">mobilenet_v1_1.0_224_quant.tflite</text:p>
          </table:table-cell>
          <table:table-cell table:style-name="Table1.A2" office:value-type="string">
            <text:p text:style-name="P27">0.1</text:p>
          </table:table-cell>
          <table:table-cell table:style-name="Table1.C2" office:value-type="string">
            <text:p text:style-name="P27">None</text:p>
          </table:table-cell>
        </table:table-row>
        <table:table-row>
          <table:table-cell table:style-name="Table1.A2" office:value-type="string">
            <text:p text:style-name="P33">mobilenet_v2_1.0_224_quant.tflite</text:p>
          </table:table-cell>
          <table:table-cell table:style-name="Table1.A2" office:value-type="string">
            <text:p text:style-name="P27">0.07</text:p>
          </table:table-cell>
          <table:table-cell table:style-name="Table1.C2" office:value-type="string">
            <text:p text:style-name="P27">All</text:p>
          </table:table-cell>
        </table:table-row>
      </table:table>
      <text:list xml:id="list221861350654580" text:continue-list="list2924880970" text:style-name="L1">
        <text:list-header>
          <text:p text:style-name="P38"/>
        </text:list-header>
      </text:list>
      <text:list xml:id="list1520304840" text:style-name="L3">
        <text:list-item>
          <text:p text:style-name="P39">In your opinion, which model is best and why?</text:p>
        </text:list-item>
      </text:list>
      <text:p text:style-name="P6">I think the best model should consider classification accuracy as well as speed, so the best model is mobilenet_v1_1.0_224_quant.tflite</text:p>
      <text:list xml:id="list3433716970" text:style-name="L4">
        <text:list-item>
          <text:p text:style-name="P41">Did the EfficientNet models return the correct classifiction? If not why, and how would you fix this?</text:p>
        </text:list-item>
      </text:list>
      <text:p text:style-name="P10">No the efficientnet models did not return the right classes. For example</text:p>
      <text:p text:style-name="P10">(tf115) root@nvidia-desktop:/data/w251/v2/week04/hwPart2/tf1.15# sudo sh flush_buffers.sh</text:p>
      <text:p text:style-name="P10">(tf115) root@nvidia-desktop:/data/w251/v2/week04/hwPart2/tf1.15# python3 classifier.py -m https://tfhub.dev/google/efficientnet/b0/classification/1 -i <text:span text:style-name="T6">images/parrot.jpg </text:span></text:p>
      <text:p text:style-name="P10">2020-05-30 19:41:04.947510: I tensorflow/stream_executor/platform/default/dso_loader.cc:44] Successfully opened dynamic library libcudart.so.10.0</text:p>
      <text:p text:style-name="P10">TF 1.15 testing</text:p>
      <text:p text:style-name="P10">First inference may be slower</text:p>
      <text:p text:style-name="P10"><text:soft-page-break/>2020-05-30 19:44:28.387181: I tensorflow/stream_executor/platform/default/dso_loader.cc:44] Successfully opened dynamic library libcuda.so.1</text:p>
      <text:p text:style-name="P10">2020-05-30 19:44:28.437624: I tensorflow/stream_executor/cuda/cuda_gpu_executor.cc:950] ARM64 does not support NUMA - returning NUMA node zero</text:p>
      <text:p text:style-name="P10">2020-05-30 19:44:28.438093: I tensorflow/core/common_runtime/gpu/gpu_device.cc:1639] Found device 0 with properties: </text:p>
      <text:p text:style-name="P10">name: NVIDIA Tegra X2 major: 6 minor: 2 memoryClockRate(GHz): 1.3</text:p>
      <text:p text:style-name="P10">pciBusID: 0000:00:00.0</text:p>
      <text:p text:style-name="P10">2020-05-30 19:44:28.438213: I tensorflow/stream_executor/platform/default/dso_loader.cc:44] Successfully opened dynamic library libcudart.so.10.0</text:p>
      <text:p text:style-name="P10">2020-05-30 19:44:28.473627: I tensorflow/stream_executor/platform/default/dso_loader.cc:44] Successfully opened dynamic library libcublas.so.10.0</text:p>
      <text:p text:style-name="P10">2020-05-30 19:44:28.499806: I tensorflow/stream_executor/platform/default/dso_loader.cc:44] Successfully opened dynamic library libcufft.so.10.0</text:p>
      <text:p text:style-name="P10">2020-05-30 19:44:28.533819: I tensorflow/stream_executor/platform/default/dso_loader.cc:44] Successfully opened dynamic library libcurand.so.10.0</text:p>
      <text:p text:style-name="P10">2020-05-30 19:44:28.573000: I tensorflow/stream_executor/platform/default/dso_loader.cc:44] Successfully opened dynamic library libcusolver.so.10.0</text:p>
      <text:p text:style-name="P10">2020-05-30 19:44:28.593933: I tensorflow/stream_executor/platform/default/dso_loader.cc:44] Successfully opened dynamic library libcusparse.so.10.0</text:p>
      <text:p text:style-name="P10">2020-05-30 19:44:28.668909: I tensorflow/stream_executor/platform/default/dso_loader.cc:44] Successfully opened dynamic library libcudnn.so.7</text:p>
      <text:p text:style-name="P10"><text:soft-page-break/>2020-05-30 19:44:28.669145: I tensorflow/stream_executor/cuda/cuda_gpu_executor.cc:950] <text:span text:style-name="T6">ARM64 does not support NUMA - returning NUMA node zero</text:span></text:p>
      <text:p text:style-name="P10">2020-05-30 19:44:28.669359: I tensorflow/stream_executor/cuda/cuda_gpu_executor.cc:950] ARM64 does not support NUMA - returning NUMA node zero</text:p>
      <text:p text:style-name="P10">2020-05-30 19:44:28.669440: I tensorflow/core/common_runtime/gpu/gpu_device.cc:1767] Adding visible gpu devices: 0</text:p>
      <text:p text:style-name="P10">2020-05-30 19:44:28.709124: W tensorflow/core/platform/profile_utils/cpu_utils.cc:98] Failed to find bogomips in /proc/cpuinfo; cannot determine CPU frequency</text:p>
      <text:p text:style-name="P10">2020-05-30 19:44:28.709891: I tensorflow/compiler/xla/service/service.cc:168] XLA service 0x313e60b0 initialized for platform Host (this does not guarantee that XLA will be used). Devices:</text:p>
      <text:p text:style-name="P10">2020-05-30 19:44:28.709983: I tensorflow/compiler/xla/service/service.cc:176] <text:s text:c="2"/>StreamExecutor device (0): Host, Default Version</text:p>
      <text:p text:style-name="P10">2020-05-30 19:44:28.841094: I tensorflow/stream_executor/cuda/cuda_gpu_executor.cc:950] ARM64 does not support NUMA - returning NUMA node zero</text:p>
      <text:p text:style-name="P10">2020-05-30 19:44:28.841700: I tensorflow/compiler/xla/service/service.cc:168] XLA service 0x32752c40 <text:span text:style-name="T6">initialized for platform CUDA (this does not guarantee that XLA will be used).</text:span> Devices:</text:p>
      <text:p text:style-name="P10">2020-05-30 19:44:28.841804: I tensorflow/compiler/xla/service/service.cc:176] <text:s text:c="2"/>StreamExecutor device (0): NVIDIA Tegra X2, Compute Capability 6.2</text:p>
      <text:p text:style-name="P10">2020-05-30 19:44:28.842436: I tensorflow/stream_executor/cuda/cuda_gpu_executor.cc:950] ARM64 does not support NUMA - returning NUMA node zero</text:p>
      <text:p text:style-name="P10">2020-05-30 19:44:28.842650: I tensorflow/core/common_runtime/gpu/gpu_device.cc:1639] Found device 0 with properties: </text:p>
      <text:p text:style-name="P10">name: NVIDIA Tegra X2 major: 6 minor: 2 memoryClockRate(GHz): 1.3</text:p>
      <text:p text:style-name="P10">pciBusID: 0000:00:00.0</text:p>
      <text:p text:style-name="P10">2020-05-30 19:44:28.842751: I tensorflow/stream_executor/platform/default/dso_loader.cc:44] Successfully opened dynamic library libcudart.so.10.0</text:p>
      <text:p text:style-name="P10"><text:soft-page-break/>2020-05-30 19:44:28.842816: I tensorflow/stream_executor/platform/default/dso_loader.cc:44] Successfully opened dynamic library libcublas.so.10.0</text:p>
      <text:p text:style-name="P10">2020-05-30 19:44:28.842853: I tensorflow/stream_executor/platform/default/dso_loader.cc:44] Successfully opened dynamic library libcufft.so.10.0</text:p>
      <text:p text:style-name="P10">2020-05-30 19:44:28.842921: I tensorflow/stream_executor/platform/default/dso_loader.cc:44] Successfully opened dynamic library libcurand.so.10.0</text:p>
      <text:p text:style-name="P10">2020-05-30 19:44:28.842954: I tensorflow/stream_executor/platform/default/dso_loader.cc:44] Successfully opened dynamic library libcusolver.so.10.0</text:p>
      <text:p text:style-name="P10">2020-05-30 19:44:28.843019: I tensorflow/stream_executor/platform/default/dso_loader.cc:44] Successfully opened dynamic library libcusparse.so.10.0</text:p>
      <text:p text:style-name="P10">2020-05-30 19:44:28.843053: I tensorflow/stream_executor/platform/default/dso_loader.cc:44] Successfully opened dynamic library libcudnn.so.7</text:p>
      <text:p text:style-name="P10">2020-05-30 19:44:28.843200: I tensorflow/stream_executor/cuda/cuda_gpu_executor.cc:950] ARM64 does not support NUMA - returning NUMA node zero</text:p>
      <text:p text:style-name="P10">2020-05-30 19:44:28.843467: I tensorflow/stream_executor/cuda/cuda_gpu_executor.cc:950] ARM64 does not support NUMA - returning NUMA node zero</text:p>
      <text:p text:style-name="P10">2020-05-30 19:44:28.843578: I tensorflow/core/common_runtime/gpu/gpu_device.cc:1767] Adding visible gpu devices: 0</text:p>
      <text:p text:style-name="P10">2020-05-30 19:44:28.845397: I tensorflow/stream_executor/platform/default/dso_loader.cc:44] Successfully opened dynamic library libcudart.so.10.0</text:p>
      <text:p text:style-name="P10">2020-05-30 19:44:32.762000: I tensorflow/core/common_runtime/gpu/gpu_device.cc:1180] Device interconnect StreamExecutor with strength 1 edge matrix:</text:p>
      <text:p text:style-name="P10">2020-05-30 19:44:32.762108: I tensorflow/core/common_runtime/gpu/gpu_device.cc:1186] <text:s text:c="5"/>0 </text:p>
      <text:p text:style-name="P10"><text:soft-page-break/>2020-05-30 19:44:32.762156: I tensorflow/core/common_runtime/gpu/gpu_device.cc:1199] 0: <text:s text:c="2"/>N </text:p>
      <text:p text:style-name="P10">2020-05-30 19:44:32.764329: I tensorflow/stream_executor/cuda/cuda_gpu_executor.cc:950] ARM64 does not support NUMA - returning NUMA node zero</text:p>
      <text:p text:style-name="P10">2020-05-30 19:44:32.764839: I tensorflow/stream_executor/cuda/cuda_gpu_executor.cc:950] ARM64 does not support NUMA - returning NUMA node zero</text:p>
      <text:p text:style-name="P10">2020-05-30 19:44:32.765171: I tensorflow/core/common_runtime/gpu/gpu_device.cc:1325] <text:span text:style-name="T6">Created TensorFlow device (/job:localhost/replica:0/task:0/device:GPU:0 with 3335 MB memory</text:span>) -&gt; physical GPU (device: 0, name: NVIDIA Tegra X2, pci bus id: 0000:00:00.0, compute capability: 6.2)</text:p>
      <text:p text:style-name="P10">2020-05-30 19:44:46.410339: I tensorflow/stream_executor/platform/default/dso_loader.cc:44] Successfully opened dynamic library libcublas.so.10.0</text:p>
      <text:p text:style-name="P10">2020-05-30 19:44:47.770009: I tensorflow/stream_executor/platform/default/dso_loader.cc:44] Successfully opened dynamic library libcudnn.so.7</text:p>
      <text:p text:style-name="P10">36438.4ms</text:p>
      <text:p text:style-name="P16">116.9ms</text:p>
      <text:p text:style-name="P16">42.0ms</text:p>
      <text:p text:style-name="P16">41.5ms</text:p>
      <text:p text:style-name="P16">36.0ms</text:p>
      <text:p text:style-name="P10"/>
      <text:p text:style-name="P10">Label: Confidence</text:p>
      <text:p text:style-name="P16">African grey: 0.94196</text:p>
      <text:p text:style-name="P10">coucal: 0.00440</text:p>
      <text:p text:style-name="P10">sulphur-crested cockatoo: 0.00351</text:p>
      <text:p text:style-name="P10">black stork: 0.00066</text:p>
      <text:p text:style-name="P10">jacamar: 0.00064</text:p>
      <text:p text:style-name="P3"><text:soft-page-break/><text:span text:style-name="T9">In the case of classifying a parrot, the efficient net model got it wrong </text:span><text:span text:style-name="T11">(although African grey is a type of parrot)</text:span></text:p>
      <text:p text:style-name="P4"><text:span text:style-name="T10">U</text:span><text:span text:style-name="T9">pon investigating the script classify.py, we find that the code path for efficientnet models uses hub.module() which seems to not work for TX2</text:span></text:p>
      <text:p text:style-name="P18">I am picking this information from here</text:p>
      <text:p text:style-name="P2"><text:a xlink:type="simple" xlink:href="https://github.com/MIDS-scaling-up/v2/blob/2a453df03e787655c1e76dc033d63016cfda4918/week04/hwPart2/tf1.15/classifier.py#L47" text:style-name="Internet_20_link" text:visited-style-name="Visited_20_Internet_20_Link"><text:span text:style-name="T20">https://github.com/MIDS-scaling-up/v2/blob/2a453df03e787655c1e76dc033d63016cfda4918/week04/hwPart2/tf1.15/classifier.py#L47</text:span></text:a><text:span text:style-name="T20"> </text:span></text:p>
      <text:p text:style-name="P4"><text:span text:style-name="T10">H</text:span><text:span text:style-name="T9">ence, we may have to change this function for it to work</text:span></text:p>
      <text:p text:style-name="P19">Another hypothesis could be that the efficientnet models are trained on only african grey images which is causing the issue. Its also possible that this hun.module() function converts images to grey scale which makes it seem like the parrot is an African Grey.</text:p>
      <text:list xml:id="list221860648669147" text:continue-numbering="true" text:style-name="L4">
        <text:list-item>
          <text:p text:style-name="P40">How big (in megabytes) are the models?</text:p>
        </text:list-item>
      </text:list>
      <table:table table:name="Table2" table:style-name="Table2">
        <table:table-column table:style-name="Table2.A"/>
        <table:table-column table:style-name="Table2.B"/>
        <table:table-row>
          <table:table-cell table:style-name="Table2.A1" office:value-type="string">
            <text:p text:style-name="P25">Model Name</text:p>
          </table:table-cell>
          <table:table-cell table:style-name="Table2.B1" office:value-type="string">
            <text:p text:style-name="P25">Size in MB</text:p>
          </table:table-cell>
        </table:table-row>
        <table:table-row>
          <table:table-cell table:style-name="Table2.A2" office:value-type="string">
            <text:p text:style-name="P35">mobilenet_v1_100_224</text:p>
          </table:table-cell>
          <table:table-cell table:style-name="Table2.B2" office:value-type="string">
            <text:p text:style-name="P28">2490</text:p>
          </table:table-cell>
        </table:table-row>
        <table:table-row>
          <table:table-cell table:style-name="Table2.A2" office:value-type="string">
            <text:p text:style-name="P35">mobilenet_v2_130_224</text:p>
          </table:table-cell>
          <table:table-cell table:style-name="Table2.B2" office:value-type="string">
            <text:p text:style-name="P29">2700 (was trying to allocate 3.06 GB, but failed, even with the flush buffer script)</text:p>
          </table:table-cell>
        </table:table-row>
        <table:table-row>
          <table:table-cell table:style-name="Table2.A2" office:value-type="string">
            <text:p text:style-name="P35">efficientnet b0</text:p>
          </table:table-cell>
          <table:table-cell table:style-name="Table2.B2" office:value-type="string">
            <text:p text:style-name="P30">3335</text:p>
          </table:table-cell>
        </table:table-row>
        <table:table-row>
          <table:table-cell table:style-name="Table2.A2" office:value-type="string">
            <text:p text:style-name="P35">efficientnet b<text:span text:style-name="T8">4</text:span></text:p>
          </table:table-cell>
          <table:table-cell table:style-name="Table2.B2" office:value-type="string">
            <text:p text:style-name="P31">3399</text:p>
          </table:table-cell>
        </table:table-row>
        <table:table-row>
          <table:table-cell table:style-name="Table2.A2" office:value-type="string">
            <text:p text:style-name="P35">efficientnet b<text:span text:style-name="T8">7</text:span></text:p>
          </table:table-cell>
          <table:table-cell table:style-name="Table2.B2" office:value-type="string">
            <text:p text:style-name="P32">2575 (tried to allocate 2.9 GB which failed, even after the flush buffer)</text:p>
          </table:table-cell>
        </table:table-row>
      </table:table>
      <text:list xml:id="list221861186478039" text:continue-numbering="true" text:style-name="L4">
        <text:list-header>
          <text:p text:style-name="P44"/>
        </text:list-header>
        <text:list-item>
          <text:p text:style-name="P50"><text:span text:style-name="T2">How did the performance compare to TFLite? Be sure to </text:span><text:span text:style-name="T3">throw</text:span><text:span text:style-name="T2"> out the first run as it includes downloading.</text:span></text:p>
        </text:list-item>
      </text:list>
      <text:p text:style-name="P7">In general the mobilenet in TF 1.1.5 models are comparable to the mobilenet models in TF Lite (both being less than 100ms). They also accurately were able to detect the classes.</text:p>
      <text:p text:style-name="P8">The efficient net models also were able to perform under 100ms, however, the accuracy of the b0, b4 and b7 models was not on point. <text:span text:style-name="T12">Each predicted the parrot to be an “African Grey”.</text:span></text:p>
      <text:p text:style-name="P9">Similarly for the hen, the classification that was made was “cock”, while this isnt technically wrong, it is not on point.</text:p>
      <text:p text:style-name="P9">34778.1ms</text:p>
      <text:p text:style-name="P9"><text:soft-page-break/>116.0ms</text:p>
      <text:p text:style-name="P9">59.5ms</text:p>
      <text:p text:style-name="P9">54.1ms</text:p>
      <text:p text:style-name="P9">56.6ms</text:p>
      <text:p text:style-name="P9"/>
      <text:p text:style-name="P9">Label: Confidence</text:p>
      <text:p text:style-name="P13">cock: 0.81578</text:p>
      <text:p text:style-name="P9">stingray: 0.06672</text:p>
      <text:p text:style-name="P9">quail: 0.00698</text:p>
      <text:p text:style-name="P9">centipede: 0.00316</text:p>
      <text:p text:style-name="P9">ruffed grouse: 0.00262</text:p>
      <text:p text:style-name="P9"/>
      <text:list xml:id="list165479734" text:style-name="L5">
        <text:list-item>
          <text:p text:style-name="P51"><text:span text:style-name="T3">In your own words, what is </text:span><text:span text:style-name="T4">Q</text:span><text:span text:style-name="T3">uan</text:span><text:span text:style-name="T4">t</text:span><text:span text:style-name="T3">ization? What is effect on pe</text:span><text:span text:style-name="T4">r</text:span><text:span text:style-name="T3">formance and accuracy?</text:span></text:p>
        </text:list-item>
      </text:list>
      <text:p text:style-name="P20"><text:span text:style-name="T17">It</text:span><text:span text:style-name="T18"> is about approximating real-world values with a digital representation that introduces limits on the precision and range of a value. </text:span><text:span text:style-name="T17">For example, rounding numbers into less precise representations by means of truncation or rounding is an example of quantization.</text:span><text:span text:style-name="T18"> Quantization introduces various sources of error in your algorithm, such as rounding errors, underflow or overflow, computational noise, and limit cycles. This results in numerical differences between the ideal system behavior and the computed numerical behavior.</text:span></text:p>
      <text:p text:style-name="P21">To manage the effects of quantization, you need to choose the right data types to represent the real-world signals. You need to consider the precision, range, and scaling of the data type used to encode the signal, and also account for the non-linear cumulative effects of quantization on the numerical behavior of your algorithm. This cumulative effect is further exacerbated when you have constructs such as feedback loops.</text:p>
      <text:p text:style-name="P23"><text:span text:style-name="T14">Q</text:span><text:span text:style-name="T13">uantization can cause an increase in performance due to rounding numbers to lesser precision, but it can lead to errors in accuracy during prediction. </text:span><text:span text:style-name="T15">However, quantization would lead to more efficient compute performance as we only are calculating less precise numbers.</text:span></text:p>
      <text:p text:style-name="P22"/>
      <text:list xml:id="list3364710388" text:style-name="L6">
        <text:list-item>
          <text:p text:style-name="P42">What models did you use?</text:p>
        </text:list-item>
      </text:list>
      <text:p text:style-name="P11"><text:soft-page-break/><text:span text:style-name="T15">G</text:span><text:span text:style-name="T16">oogleNet, GoogleNet-12, ResNet-18 and VGG-16</text:span></text:p>
      <text:list xml:id="list1993128997" text:style-name="L7">
        <text:list-item>
          <text:p text:style-name="P43">What was the average inference time for model and image combination? What where the returned classes their score?</text:p>
        </text:list-item>
      </text:list>
      <text:p text:style-name="P17">For the parrot <text:span text:style-name="T26">(GoogleNet)</text:span></text:p>
      <text:p text:style-name="P11"><text:span text:style-name="T16">image is </text:span><text:span text:style-name="T25">recognized as 'macaw' (class #88) with 99.951172%</text:span><text:span text:style-name="T16"> confidence</text:span></text:p>
      <text:p text:style-name="P45">[TRT] <text:s text:c="2"/>------------------------------------------------</text:p>
      <text:p text:style-name="P45">[TRT] <text:s text:c="2"/>Timing Report networks/bvlc_googlenet.caffemodel</text:p>
      <text:p text:style-name="P45">[TRT] <text:s text:c="2"/>------------------------------------------------</text:p>
      <text:p text:style-name="P45">[TRT] <text:s text:c="2"/>Pre-Process <text:s text:c="2"/>CPU <text:s text:c="2"/>0.11226ms <text:s/>CUDA <text:s text:c="2"/>0.20723ms</text:p>
      <text:p text:style-name="P45">[TRT] <text:s text:c="2"/>Network <text:s text:c="6"/>CPU <text:s/>12.16874ms <text:s/>CUDA <text:s/>12.10288ms</text:p>
      <text:p text:style-name="P45">[TRT] <text:s text:c="2"/>Post-Process <text:s/>CPU <text:s text:c="2"/>0.18471ms <text:s/>CUDA <text:s text:c="2"/>0.18496ms</text:p>
      <text:p text:style-name="P48">[TRT] <text:s text:c="2"/>Total <text:s text:c="8"/>CPU <text:s/>12.46571ms <text:s/>CUDA <text:s/>12.49507ms</text:p>
      <text:p text:style-name="P45">[TRT] <text:s text:c="2"/>------------------------------------------------</text:p>
      <text:p text:style-name="P15"><text:span text:style-name="T23">F</text:span>or the hen <text:span text:style-name="T26">(GoogleNet)</text:span></text:p>
      <text:p text:style-name="P46">image is <text:span text:style-name="T24">recognized as 'hen' (class #8) with 95.166016%</text:span> confidence</text:p>
      <text:p text:style-name="P46">[TRT] <text:s text:c="2"/>------------------------------------------------</text:p>
      <text:p text:style-name="P46">[TRT] <text:s text:c="2"/>Timing Report networks/bvlc_googlenet.caffemodel</text:p>
      <text:p text:style-name="P46">[TRT] <text:s text:c="2"/>------------------------------------------------</text:p>
      <text:p text:style-name="P46">[TRT] <text:s text:c="2"/>Pre-Process <text:s text:c="2"/>CPU <text:s text:c="2"/>0.10765ms <text:s/>CUDA <text:s text:c="2"/>0.16432ms</text:p>
      <text:p text:style-name="P46">[TRT] <text:s text:c="2"/>Network <text:s text:c="6"/>CPU <text:s/>13.56380ms <text:s/>CUDA <text:s/>13.45898ms</text:p>
      <text:p text:style-name="P46">[TRT] <text:s text:c="2"/>Post-Process <text:s/>CPU <text:s text:c="2"/>0.25341ms <text:s/>CUDA <text:s text:c="2"/>0.25248ms</text:p>
      <text:p text:style-name="P15">[TRT] <text:s text:c="2"/>Total <text:s text:c="8"/>CPU <text:s/>13.92486ms <text:s/>CUDA <text:s/>13.87578ms</text:p>
      <text:p text:style-name="P46">[TRT] <text:s text:c="2"/>------------------------------------------------</text:p>
      <text:list xml:id="list1176538076" text:style-name="L8">
        <text:list-item>
          <text:p text:style-name="P52"><text:span text:style-name="T2">In your </text:span><text:span text:style-name="T5">opinion</text:span><text:span text:style-name="T2">, which framework was best? Why?</text:span></text:p>
        </text:list-item>
      </text:list>
      <text:p text:style-name="P47"><text:soft-page-break/>I think <text:span text:style-name="T27">the jetson framework</text:span> <text:span text:style-name="T27">is</text:span> the best because <text:span text:style-name="T27">it</text:span> allow<text:span text:style-name="T27">s </text:span>for fast training of pre trained models with high accuracy <text:span text:style-name="T27">(compared to TF that got the classes wrong). There is also likely some acceleration in the classification due to the clock speed adjustment that was made on the TX2 + native integrations provided by the jetson inference engine on NVIDIA devices. Lastly, I observed that the jetson inference was caffe based. Caffe is known to be blazingly fast and accurate for object detection.</text:span> <text:span text:style-name="T27">So there’s multiple advantages with running jetson inference on TX2. However, if this was not being run on an NVIDIA device, we will need to revisit the answer to this question.</text:span></text:p>
      <text:p text:style-name="P14">Updates made to the TF 1.15 classifier – remove this line 33 where we hard code “k=1”. <text:span text:style-name="T22">We want to be able to specify our top k classifications, with this line k=1, we are always bounded by 1 classification.</text:span></text:p>
      <text:p text:style-name="P1"><text:a xlink:type="simple" xlink:href="https://github.com/MIDS-scaling-up/v2/blob/2a453df03e787655c1e76dc033d63016cfda4918/week04/hwPart2/tf1.15/classifier.py#L33" text:style-name="Internet_20_link" text:visited-style-name="Visited_20_Internet_20_Link"><text:span text:style-name="T19">https://github.com/MIDS-scaling-up/v2/blob/2a453df03e787655c1e76dc033d63016cfda4918/week04/hwPart2/tf1.15/classifier.py#L33</text:span></text:a><text:span text:style-name="T1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0T18:14:45.581734153</meta:creation-date>
    <dc:date>2020-05-30T22:18:58.794037200</dc:date>
    <meta:editing-duration>PT1H5M43S</meta:editing-duration>
    <meta:editing-cycles>12</meta:editing-cycles>
    <meta:generator>LibreOffice/6.0.7.3$Linux_AARCH64 LibreOffice_project/00m0$Build-3</meta:generator>
    <meta:document-statistic meta:table-count="2" meta:image-count="0" meta:object-count="0" meta:page-count="11" meta:paragraph-count="198" meta:word-count="1652" meta:character-count="14683" meta:non-whitespace-character-count="13111"/>
  </office:meta>
</office:document-meta>
</file>